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projet algorithmique et complexité</text:p>
      <text:p text:style-name="Standard">2019-2020</text:p>
      <text:p text:style-name="Standard"/>
      <text:p text:style-name="Standard">Page de garde à faire</text:p>
      <text:p text:style-name="Standard"/>
      <text:p text:style-name="Standard">Sommaire/plan :</text:p>
      <text:p text:style-name="Standard"/>
      <text:p text:style-name="Standard">Intro</text:p>
      <text:p text:style-name="Standard">problématique</text:p>
      <text:p text:style-name="Standard">Approche</text:p>
      <text:p text:style-name="Standard">Méthode</text:p>
      <text:p text:style-name="Standard">Pb rencontrés</text:p>
      <text:p text:style-name="Standard">Solution</text:p>
      <text:p text:style-name="Standard">Conclusion</text:p>
      <text:p text:style-name="Standard">Biblio etc</text:p>
      <text:p text:style-name="Standard"/>
      <text:p text:style-name="Standard">Intro :</text:p>
      <text:p text:style-name="Standard">Ce document est le rapport de notre projet d'algorithmique et complexité effectué lors du premier semestre de notre Master 1 Informatique. Pour ce projet, nous devions programmer en Ocaml une solution à un des problèmes proposés et nous avons choisi la résolution du taquin. Nous allons tout d'abord développer la problématique qui entoure ce projet, puis nous expliquerons l'approche choisie. Nous verrons ensuite les problèmes que nous avons pu rencontrer et les solutions que nous avons mis en œuvre pour les résoudre.</text:p>
      <text:p text:style-name="Standard"/>
      <text:p text:style-name="Standard">Problématique</text:p>
      <text:p text:style-name="Standard">Ce projet consiste en la création d'un algorithme de mélange puis de résolution d'un jeu de taquin. Il doit fonctionner pour plusieurs tailles de taquin. La première étape est donc de modéliser de taquin, nous devrons ensuite le mélanger aléatoirement puis nous devrons le résoudre en testant le temps d’exécution de l'algorithme pour différentes tailles de taquin</text:p>
      <text:p text:style-name="Standard"/>
      <text:p text:style-name="Standard">Approche</text:p>
      <text:p text:style-name="Standard">Nous avons choisi de représenter le taquin par une matrice d'entier. Le nombre 0 représente la case noire et les autres nombres sont les cases blanches. Notre programme crée deux taquins, le premier sera mélangé puis résolu et le deuxième servira de base au premier pour nous permettre de tester si les cases sont placées au bon endroit.</text:p>
      <text:p text:style-name="Standard"/>
      <text:p text:style-name="Standard">(images des 2 taquins avec leur nom)</text:p>
      <text:p text:style-name="Standard"/>
      <text:p text:style-name="Standard">Pour afficher le taquin nous utilisons la librairie graphics.cma et nous avons créé une fonction remp_graph qui prend en paramètre la taille du taquin et qui permet d'afficher l'état actuel du plateau dans une interface graphique</text:p>
      <text:p text:style-name="Standard"/>
      <text:p text:style-name="Standard">Nous avons ensuite dû mélanger le taquin, contrairement à ce qu'on pourrait croire dans un premier temps, il ne suffit pas de placer les entier de la matrice dans un ordre aléatoire pour mélanger le plateau. Pour que le taquin mélangé soit résolvable, il faut partir d'un taquin résolu et faire des mouvements aléatoires. <text:s/>Notre fonction echange_case s'occupe de cette étape, elle nous permet de choisir le nombre de mouvements que l'on veut faire et elle génère des entiers aléatoires pour décider des mouvements ce qui nous donne un plateau totalement aléatoire après le mélange. Les mouvements sont gérés avec la fonction deplacer_case qui prend en paramètre les coordonnées de la case à déplacer et un entier qui indique la direction. Bien sur cette fonction ne doit être appelée qu'avec les coordonnées de la case noire du taquin.</text:p>
      <text:p text:style-name="Standard"/>
      <text:p text:style-name="Standard"><text:soft-page-break/>Une fois ces quelques fonctions créées, nous avons pu nous attaquer au cœur du problème : la résolution du taquin. Très vite nous avons identifié quelques variables globales et quelques fonctions de base qui seraient utiles tout au long du projet. Nous avons donc des variables icase et jcase qui stockent les coordonnées de la case en cours de traitement, ivide et jvide qui stockent les coordonnées de la case noire, ligneactuelle et colonneactuelle qui nous permettent de savoir l'indice de la case à placer et quelques autres variables spécifiques à certaines situations sur lesquelles nous reviendrons plus tard.</text:p>
      <text:p text:style-name="Standard"/>
      <text:p text:style-name="Standard">Parmi les fonctions de base qui seront utilisées tout au long du projet, nous retrouvons search case qui permet de mettre à jour icase et jcase avec les coordonnées de la case passée en paramètre. Getposblack nous permet de mettre à jour ivide et jvide avec les coordonnées de la case noire, et la fonction deplace qui prend en paramètre un entier indiquant la direction nous permet de déplacer la case noire grâce à deplacer_case, de mettre à jour les variables contenant sa position grâce à getposblack puis de mettre à jour l'affichage grâce à remp_graph.</text:p>
      <text:p text:style-name="Standard"/>
      <text:p text:style-name="Standard">Méthode</text:p>
      <text:p text:style-name="Standard"/>
      <text:p text:style-name="Standard">Nous allons maintenant présenter la méthode de résolution du taquin que nous avons choisi d'impléme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es </meta:initial-creator>
    <meta:creation-date>2019-11-25T12:58:02.98</meta:creation-date>
    <dc:date>2019-11-26T16:07:46.22</dc:date>
    <dc:creator>Jules </dc:creator>
    <meta:editing-duration>PT40M33S</meta:editing-duration>
    <meta:editing-cycles>5</meta:editing-cycles>
    <meta:generator>OpenOffice/4.1.7$Win32 OpenOffice.org_project/417m1$Build-9800</meta:generator>
    <meta:document-statistic meta:table-count="0" meta:image-count="0" meta:object-count="0" meta:page-count="2" meta:paragraph-count="25" meta:word-count="616" meta:character-count="3797"/>
  </office:meta>
</office:document-meta>
</file>